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Forward Convolu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table:number-columns-repeated="3"/>
        </table:table-row>
        <table:table-row table:style-name="ro1">
          <table:table-cell/>
          <table:table-cell table:formula="of:=(([.C5]-[.D5]+2*[.F5])/[.E5])+1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office:value-type="string" calcext:value-type="string">
            <text:p>Inverse Conv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OUT PADD.</text:p>
          </table:table-cell>
          <table:table-cell office:value-type="string" calcext:value-type="string">
            <text:p>DILATION</text:p>
          </table:table-cell>
          <table:table-cell/>
        </table:table-row>
        <table:table-row table:style-name="ro1">
          <table:table-cell/>
          <table:table-cell table:formula="of:=([.C11]-1)*[.E11]-2*[.F11]+[.H11]*([.D11]-1)+[.G11]+1"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Forward Convolution non square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table:formula="of:=(([.C16]-[.D16]+2*[.F16])/[.E16])+1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formula="of:=(([.C17]-[.D17]+2*[.F17])/[.E17])+1" office:value-type="float" office:value="156" calcext:value-type="float">
            <text:p>156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9:28:01.661822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4:21:21.712091523</meta:creation-date>
    <dc:date>2020-08-26T20:23:29.546428004</dc:date>
    <meta:editing-duration>PT7H7M47S</meta:editing-duration>
    <meta:editing-cycles>3</meta:editing-cycles>
    <meta:generator>LibreOffice/6.4.4.2$Linux_X86_64 LibreOffice_project/40$Build-2</meta:generator>
    <meta:document-statistic meta:table-count="1" meta:cell-count="48" meta:object-count="0"/>
  </office:meta>
</office:document-meta>
</file>